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ptimizeTask.doLog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timizeTask.setParams( String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timizeTask.supports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timizeTask.OptimizeTask( PerfRunData run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